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text-properties officeooo:rsid="0002d659" officeooo:paragraph-rsid="00398abe"/>
    </style:style>
    <style:style style:name="P3" style:family="paragraph" style:parent-style-name="Standard">
      <style:paragraph-properties fo:text-align="end" style:justify-single-word="false"/>
      <style:text-properties officeooo:rsid="0002d659" officeooo:paragraph-rsid="0002d659"/>
    </style:style>
    <style:style style:name="P4" style:family="paragraph" style:parent-style-name="Standard">
      <style:paragraph-properties fo:text-align="start" style:justify-single-word="false"/>
      <style:text-properties officeooo:rsid="0002d659" officeooo:paragraph-rsid="0002d659"/>
    </style:style>
    <style:style style:name="P5" style:family="paragraph" style:parent-style-name="Standard">
      <style:paragraph-properties fo:text-align="start" style:justify-single-word="false"/>
      <style:text-properties officeooo:rsid="0006fa07" officeooo:paragraph-rsid="00088955"/>
    </style:style>
    <style:style style:name="P6" style:family="paragraph" style:parent-style-name="Standard">
      <style:text-properties officeooo:rsid="000b5804" officeooo:paragraph-rsid="000b5804"/>
    </style:style>
    <style:style style:name="P7" style:family="paragraph" style:parent-style-name="Standard">
      <style:text-properties officeooo:rsid="000b5804" officeooo:paragraph-rsid="003596f7"/>
    </style:style>
    <style:style style:name="P8" style:family="paragraph" style:parent-style-name="Standard">
      <style:text-properties officeooo:rsid="001b1eb0" officeooo:paragraph-rsid="001b1eb0"/>
    </style:style>
    <style:style style:name="P9" style:family="paragraph" style:parent-style-name="Standard">
      <style:text-properties officeooo:rsid="002d8f10" officeooo:paragraph-rsid="002d8f10"/>
    </style:style>
    <style:style style:name="P10" style:family="paragraph" style:parent-style-name="Standard">
      <style:text-properties officeooo:rsid="00328c55" officeooo:paragraph-rsid="00328c55"/>
    </style:style>
    <style:style style:name="P11" style:family="paragraph" style:parent-style-name="Standard">
      <style:paragraph-properties fo:text-align="start" style:justify-single-word="false"/>
      <style:text-properties officeooo:paragraph-rsid="0006fa07"/>
    </style:style>
    <style:style style:name="P12" style:family="paragraph" style:parent-style-name="Text_20_body">
      <style:text-properties officeooo:rsid="0020fdea" officeooo:paragraph-rsid="0020fdea"/>
    </style:style>
    <style:style style:name="P13" style:family="paragraph" style:parent-style-name="Text_20_body">
      <style:text-properties officeooo:rsid="00225ef1" officeooo:paragraph-rsid="00225ef1"/>
    </style:style>
    <style:style style:name="P14" style:family="paragraph" style:parent-style-name="Text_20_body">
      <style:text-properties officeooo:rsid="0028cf56" officeooo:paragraph-rsid="0028cf56"/>
    </style:style>
    <style:style style:name="P15" style:family="paragraph" style:parent-style-name="Text_20_body">
      <style:text-properties officeooo:rsid="002ae6fb" officeooo:paragraph-rsid="002ae6fb"/>
    </style:style>
    <style:style style:name="P16" style:family="paragraph" style:parent-style-name="Text_20_body">
      <style:text-properties officeooo:rsid="002ae6fb" officeooo:paragraph-rsid="004d25d2"/>
    </style:style>
    <style:style style:name="P17" style:family="paragraph" style:parent-style-name="Text_20_body">
      <style:text-properties officeooo:rsid="002d8f10" officeooo:paragraph-rsid="002d8f10"/>
    </style:style>
    <style:style style:name="P18" style:family="paragraph" style:parent-style-name="Text_20_body">
      <style:text-properties officeooo:rsid="002dc4bf" officeooo:paragraph-rsid="002dc4bf"/>
    </style:style>
    <style:style style:name="P19" style:family="paragraph" style:parent-style-name="Text_20_body">
      <style:text-properties officeooo:rsid="0033cd2c" officeooo:paragraph-rsid="0033cd2c"/>
    </style:style>
    <style:style style:name="P20" style:family="paragraph" style:parent-style-name="Text_20_body">
      <style:text-properties officeooo:rsid="0036a586" officeooo:paragraph-rsid="0036a586"/>
    </style:style>
    <style:style style:name="P21" style:family="paragraph" style:parent-style-name="Text_20_body">
      <style:text-properties officeooo:paragraph-rsid="0043bb95"/>
    </style:style>
    <style:style style:name="P22" style:family="paragraph" style:parent-style-name="Text_20_body">
      <style:text-properties officeooo:rsid="003f242b" officeooo:paragraph-rsid="0043bb95"/>
    </style:style>
    <style:style style:name="P23" style:family="paragraph" style:parent-style-name="Text_20_body">
      <style:text-properties officeooo:rsid="004d25d2" officeooo:paragraph-rsid="004d25d2"/>
    </style:style>
    <style:style style:name="P24" style:family="paragraph" style:parent-style-name="Text_20_body">
      <style:text-properties officeooo:rsid="00568475" officeooo:paragraph-rsid="00568475"/>
    </style:style>
    <style:style style:name="P25" style:family="paragraph" style:parent-style-name="Text_20_body">
      <style:text-properties officeooo:rsid="005bf1a8" officeooo:paragraph-rsid="005bf1a8"/>
    </style:style>
    <style:style style:name="P26" style:family="paragraph" style:parent-style-name="Text_20_body">
      <style:text-properties officeooo:rsid="005fa657" officeooo:paragraph-rsid="005fa657"/>
    </style:style>
    <style:style style:name="P27" style:family="paragraph" style:parent-style-name="Preformatted_20_Text">
      <style:text-properties officeooo:paragraph-rsid="003a6c64"/>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able_20_Contents">
      <style:text-properties officeooo:rsid="005d9c4c" officeooo:paragraph-rsid="005d9c4c" style:font-size-asian="10.5pt"/>
    </style:style>
    <style:style style:name="P30" style:family="paragraph" style:parent-style-name="Table_20_Contents">
      <style:text-properties officeooo:rsid="005f213a" officeooo:paragraph-rsid="005f213a" style:font-size-asian="10.5pt"/>
    </style:style>
    <style:style style:name="P31" style:family="paragraph" style:parent-style-name="Table_20_Contents">
      <style:text-properties officeooo:rsid="005f213a" officeooo:paragraph-rsid="005d9c4c" style:font-size-asian="10.5pt"/>
    </style:style>
    <style:style style:name="P32" style:family="paragraph" style:parent-style-name="Table_20_Contents">
      <style:text-properties officeooo:rsid="005fa657" officeooo:paragraph-rsid="005fa657" style:font-size-asian="10.5pt"/>
    </style:style>
    <style:style style:name="P33" style:family="paragraph" style:parent-style-name="Standard" style:list-style-name="L1"/>
    <style:style style:name="P34" style:family="paragraph" style:parent-style-name="Standard" style:list-style-name="L1">
      <style:text-properties officeooo:rsid="0059f331" officeooo:paragraph-rsid="0059f331"/>
    </style:style>
    <style:style style:name="P35" style:family="paragraph" style:parent-style-name="Standard" style:list-style-name="L1">
      <style:text-properties officeooo:rsid="004c45bf" officeooo:paragraph-rsid="004c45bf"/>
    </style:style>
    <style:style style:name="P36" style:family="paragraph" style:parent-style-name="Standard" style:list-style-name="L1">
      <style:text-properties officeooo:rsid="003d7cf3" officeooo:paragraph-rsid="0045996f"/>
    </style:style>
    <style:style style:name="P37" style:family="paragraph" style:parent-style-name="Standard" style:list-style-name="L1">
      <style:text-properties officeooo:rsid="006274e1" officeooo:paragraph-rsid="00631174"/>
    </style:style>
    <style:style style:name="P38" style:family="paragraph" style:parent-style-name="Standard" style:master-page-name="First_20_Page">
      <style:paragraph-properties style:page-number="auto"/>
    </style:style>
    <style:style style:name="P39" style:family="paragraph" style:parent-style-name="Heading_20_1">
      <style:text-properties officeooo:rsid="00064816" officeooo:paragraph-rsid="00064816"/>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officeooo:rsid="003596f7" officeooo:paragraph-rsid="003596f7"/>
    </style:style>
    <style:style style:name="P42" style:family="paragraph" style:parent-style-name="Heading_20_1">
      <style:paragraph-properties fo:break-before="page"/>
      <style:text-properties officeooo:rsid="002d8f10" officeooo:paragraph-rsid="002d8f10"/>
    </style:style>
    <style:style style:name="P43" style:family="paragraph" style:parent-style-name="Heading_20_1">
      <style:paragraph-properties fo:break-before="page"/>
      <style:text-properties officeooo:rsid="00631174" officeooo:paragraph-rsid="00631174"/>
    </style:style>
    <style:style style:name="P44" style:family="paragraph" style:parent-style-name="Heading_20_2">
      <style:text-properties officeooo:rsid="0036a586" officeooo:paragraph-rsid="0036a586"/>
    </style:style>
    <style:style style:name="P45" style:family="paragraph" style:parent-style-name="Heading_20_2" style:list-style-name=""/>
    <style:style style:name="P46" style:family="paragraph" style:parent-style-name="Heading_20_2" style:list-style-name="">
      <style:text-properties officeooo:paragraph-rsid="00411ab5"/>
    </style:style>
    <style:style style:name="P47" style:family="paragraph" style:parent-style-name="Heading_20_2">
      <style:text-properties officeooo:rsid="000d7e75" officeooo:paragraph-rsid="000d7e75"/>
    </style:style>
    <style:style style:name="P48" style:family="paragraph" style:parent-style-name="Heading_20_2" style:list-style-name="">
      <style:text-properties officeooo:rsid="00631174" officeooo:paragraph-rsid="00631174"/>
    </style:style>
    <style:style style:name="P49"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keep-with-next="always"/>
      <style:text-properties officeooo:rsid="005b8199" officeooo:paragraph-rsid="005b8199"/>
    </style:style>
    <style:style style:name="P50" style:family="paragraph" style:parent-style-name="Heading_20_2" style:list-style-name="">
      <loext:graphic-properties draw:fill="none"/>
      <style:paragraph-properties fo:margin-left="0cm" fo:margin-right="0cm" fo:margin-top="0.353cm" fo:margin-bottom="0.212cm" loext:contextual-spacing="false" fo:text-indent="0cm" style:auto-text-indent="false" fo:background-color="transparent"/>
    </style:style>
    <style:style style:name="P51" style:family="paragraph" style:parent-style-name="Heading_20_2">
      <loext:graphic-properties draw:fill="none"/>
      <style:paragraph-properties fo:margin-left="0cm" fo:margin-right="0cm" fo:margin-top="0.353cm" fo:margin-bottom="0.212cm" loext:contextual-spacing="false" fo:text-indent="0cm" style:auto-text-indent="false" fo:break-before="page" fo:background-color="transparent"/>
    </style:style>
    <style:style style:name="P52" style:family="paragraph" style:parent-style-name="Heading_20_2">
      <style:paragraph-properties fo:break-before="page"/>
    </style:style>
    <style:style style:name="P53" style:family="paragraph" style:parent-style-name="Heading_20_2">
      <style:paragraph-properties fo:break-before="page"/>
      <style:text-properties officeooo:rsid="00491826" officeooo:paragraph-rsid="00491826"/>
    </style:style>
    <style:style style:name="P54" style:family="paragraph" style:parent-style-name="Heading_20_2">
      <style:paragraph-properties fo:break-before="page"/>
      <style:text-properties officeooo:rsid="00631174" officeooo:paragraph-rsid="00631174"/>
    </style:style>
    <style:style style:name="P55" style:family="paragraph" style:parent-style-name="Heading_20_2">
      <style:paragraph-properties fo:break-before="page"/>
      <style:text-properties officeooo:paragraph-rsid="00411ab5"/>
    </style:style>
    <style:style style:name="P56" style:family="paragraph" style:parent-style-name="Heading_20_3">
      <style:text-properties officeooo:rsid="002ae6fb" officeooo:paragraph-rsid="002ae6fb"/>
    </style:style>
    <style:style style:name="P57" style:family="paragraph" style:parent-style-name="Heading_20_3">
      <style:paragraph-properties fo:break-before="page"/>
      <style:text-properties officeooo:rsid="0063eb5b" officeooo:paragraph-rsid="0063eb5b"/>
    </style:style>
    <style:style style:name="P58" style:family="paragraph" style:parent-style-name="Text_20_body">
      <style:text-properties officeooo:rsid="005b8199"/>
    </style:style>
    <style:style style:name="P59" style:family="paragraph" style:parent-style-name="Text_20_body">
      <style:text-properties officeooo:rsid="00631174" officeooo:paragraph-rsid="00631174"/>
    </style:style>
    <style:style style:name="P60" style:family="paragraph" style:parent-style-name="Text_20_body">
      <style:text-properties fo:font-weight="bold" officeooo:rsid="00631174" officeooo:paragraph-rsid="00631174" style:font-weight-asian="bold" style:font-weight-complex="bold"/>
    </style:style>
    <style:style style:name="P61" style:family="paragraph" style:parent-style-name="Text_20_body">
      <style:text-properties fo:font-weight="bold" officeooo:rsid="0063eb5b" officeooo:paragraph-rsid="0063eb5b" style:font-weight-asian="bold" style:font-weight-complex="bold"/>
    </style:style>
    <style:style style:name="P62" style:family="paragraph" style:parent-style-name="Text_20_body">
      <style:text-properties officeooo:rsid="0063eb5b" officeooo:paragraph-rsid="0063eb5b"/>
    </style:style>
    <style:style style:name="P63" style:family="paragraph" style:parent-style-name="Text_20_body">
      <style:text-properties officeooo:rsid="006405d2" officeooo:paragraph-rsid="006405d2"/>
    </style:style>
    <style:style style:name="P64" style:family="paragraph" style:parent-style-name="Contents_20_1">
      <style:paragraph-properties>
        <style:tab-stops>
          <style:tab-stop style:position="17.013cm" style:type="right" style:leader-style="dotted" style:leader-text="."/>
        </style:tab-stops>
      </style:paragraph-properties>
    </style:style>
    <style:style style:name="P65" style:family="paragraph" style:parent-style-name="Contents_20_2">
      <style:paragraph-properties>
        <style:tab-stops>
          <style:tab-stop style:position="16.514cm" style:type="right" style:leader-style="dotted" style:leader-text="."/>
        </style:tab-stops>
      </style:paragraph-properties>
    </style:style>
    <style:style style:name="P66" style:family="paragraph" style:parent-style-name="Contents_20_3">
      <style:paragraph-properties>
        <style:tab-stops>
          <style:tab-stop style:position="16.014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3f242b" style:font-weight-asian="bold" style:font-weight-complex="bold"/>
    </style:style>
    <style:style style:name="T3" style:family="text">
      <style:text-properties officeooo:rsid="001e6766"/>
    </style:style>
    <style:style style:name="T4" style:family="text">
      <style:text-properties officeooo:rsid="00244014"/>
    </style:style>
    <style:style style:name="T5" style:family="text">
      <style:text-properties officeooo:rsid="0024de15"/>
    </style:style>
    <style:style style:name="T6" style:family="text">
      <style:text-properties officeooo:rsid="002511cf"/>
    </style:style>
    <style:style style:name="T7" style:family="text">
      <style:text-properties officeooo:rsid="0028ebd2"/>
    </style:style>
    <style:style style:name="T8" style:family="text">
      <style:text-properties officeooo:rsid="002f4b21"/>
    </style:style>
    <style:style style:name="T9" style:family="text">
      <style:text-properties officeooo:rsid="00328c55"/>
    </style:style>
    <style:style style:name="T10" style:family="text">
      <style:text-properties officeooo:rsid="003f242b"/>
    </style:style>
    <style:style style:name="T11" style:family="text">
      <style:text-properties officeooo:rsid="00411ab5"/>
    </style:style>
    <style:style style:name="T12" style:family="text">
      <style:text-properties officeooo:rsid="00491826"/>
    </style:style>
    <style:style style:name="T13" style:family="text">
      <style:text-properties officeooo:rsid="00517716"/>
    </style:style>
    <style:style style:name="T14" style:family="text">
      <style:text-properties officeooo:rsid="00542d17"/>
    </style:style>
    <style:style style:name="T15" style:family="text">
      <style:text-properties officeooo:rsid="005836d2"/>
    </style:style>
    <style:style style:name="T1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Bild1" text:anchor-type="paragraph" svg:x="-0.055cm" svg:y="0cm" svg:width="16.965cm" svg:height="3.434cm" draw:z-index="0"><draw:image xlink:href="Pictures/10000201000002D1000000922624F284.png" xlink:type="simple" xlink:show="embed" xlink:actuate="onLoad"/></draw:frame></text:p>
      <text:p text:style-name="P28">Neue Features in UliCMS 9.8.1</text:p>
      <text:p text:style-name="Head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3"/>
      <text:p text:style-name="P1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4"><text:a xlink:type="simple" xlink:href="#__RefHeading___Toc467_918909501" text:style-name="Index_20_Link" text:visited-style-name="Index_20_Link">Über dieses Dokument<text:tab/>3</text:a></text:p>
          <text:p text:style-name="P65"><text:a xlink:type="simple" xlink:href="#__RefHeading___Toc469_918909501" text:style-name="Index_20_Link" text:visited-style-name="Index_20_Link">Zielgruppe<text:tab/>3</text:a></text:p>
          <text:p text:style-name="P64"><text:a xlink:type="simple" xlink:href="#__RefHeading___Toc177_1047507027" text:style-name="Index_20_Link" text:visited-style-name="Index_20_Link">Übersicht der neuen Features<text:tab/>3</text:a></text:p>
          <text:p text:style-name="P64"><text:a xlink:type="simple" xlink:href="#__RefHeading___Toc179_1047507027" text:style-name="Index_20_Link" text:visited-style-name="Index_20_Link">Detailbeschreibungen<text:tab/>4</text:a></text:p>
          <text:p text:style-name="P65"><text:a xlink:type="simple" xlink:href="#__RefHeading___Toc596_1245377191" text:style-name="Index_20_Link" text:visited-style-name="Index_20_Link">Neues Standard-Design<text:tab/>4</text:a></text:p>
          <text:p text:style-name="P65"><text:a xlink:type="simple" xlink:href="#__RefHeading___Toc205_1047507027" text:style-name="Index_20_Link" text:visited-style-name="Index_20_Link">Option "Design für Mobilgeräte nicht auf Tablets verwenden" hinzugefügt<text:tab/>5</text:a></text:p>
          <text:p text:style-name="P65"><text:a xlink:type="simple" xlink:href="#__RefHeading___Toc191_1047507027" text:style-name="Index_20_Link" text:visited-style-name="Index_20_Link">CKEditor aktualisiert<text:tab/>5</text:a></text:p>
          <text:p text:style-name="P65"><text:a xlink:type="simple" xlink:href="#__RefHeading___Toc344_918909501" text:style-name="Index_20_Link" text:visited-style-name="Index_20_Link">Parameter $order zu den Funktionen menu() und get_menu() hinzugefügt<text:tab/>5</text:a></text:p>
          <text:p text:style-name="P65"><text:a xlink:type="simple" xlink:href="#__RefHeading___Toc378_918909501" text:style-name="Index_20_Link" text:visited-style-name="Index_20_Link">Automatische Überprüfung auf Aktualisierungen für Pakete<text:tab/>6</text:a></text:p>
          <text:p text:style-name="P66"><text:a xlink:type="simple" xlink:href="#__RefHeading___Toc386_918909501" text:style-name="Index_20_Link" text:visited-style-name="Index_20_Link">Prüfung deaktivieren<text:tab/>6</text:a></text:p>
          <text:p text:style-name="P64"><text:a xlink:type="simple" xlink:href="#__RefHeading___Toc648_186667376" text:style-name="Index_20_Link" text:visited-style-name="Index_20_Link">Neue Funktionen und Klassen<text:tab/>7</text:a></text:p>
          <text:p text:style-name="P65"><text:a xlink:type="simple" xlink:href="#__RefHeading___Toc581_1596493243" text:style-name="Index_20_Link" text:visited-style-name="Index_20_Link">API-Funktion initconfig($key, $value) hinzugefügt<text:tab/>7</text:a></text:p>
          <text:p text:style-name="P65"><text:a xlink:type="simple" xlink:href="#__RefHeading___Toc437_918909501" text:style-name="Index_20_Link" text:visited-style-name="Index_20_Link">API-Funktion get_files($root_dir) hinzugefügt<text:tab/>8</text:a></text:p>
          <text:p text:style-name="P65"><text:a xlink:type="simple" xlink:href="#__RefHeading___Toc650_186667376" text:style-name="Index_20_Link" text:visited-style-name="Index_20_Link">Objekte<text:tab/>10</text:a></text:p>
          <text:p text:style-name="P66"><text:a xlink:type="simple" xlink:href="#__RefHeading___Toc652_186667376" text:style-name="Index_20_Link" text:visited-style-name="Index_20_Link">Settings-Klasse hinzugefügt<text:tab/>10</text:a></text:p>
          <text:p text:style-name="P66"><text:a xlink:type="simple" xlink:href="#__RefHeading___Toc654_186667376" text:style-name="Index_20_Link" text:visited-style-name="Index_20_Link">Template-Klasse hinzugefügt<text:tab/>11</text:a></text:p>
          <text:p text:style-name="P65"><text:a xlink:type="simple" xlink:href="#__RefHeading___Toc556_1663632797" text:style-name="Index_20_Link" text:visited-style-name="Index_20_Link">Willkommensbotschaft für das Loginformular<text:tab/>12</text:a></text:p>
          <text:p text:style-name="P64"><text:a xlink:type="simple" xlink:href="#__RefHeading___Toc439_918909501" text:style-name="Index_20_Link" text:visited-style-name="Index_20_Link">Änderungen der Datenbankstruktur<text:tab/>13</text:a></text:p>
          <text:p text:style-name="P64"><text:a xlink:type="simple" xlink:href="#__RefHeading___Toc453_918909501" text:style-name="Index_20_Link" text:visited-style-name="Index_20_Link">Änderungen der API<text:tab/>13</text:a></text:p>
        </text:index-body>
      </text:table-of-content>
      <text:p text:style-name="Text_20_body"/>
      <text:h text:style-name="P41" text:outline-level="1"><text:bookmark-start text:name="__RefHeading___Toc467_918909501"/>Über dieses Dokument<text:bookmark-end text:name="__RefHeading___Toc467_918909501"/></text:h>
      <text:p text:style-name="P7">Dieses Dokument beschreibt die neuen Features in UliCMS 9.8.1.</text:p>
      <text:h text:style-name="P44" text:outline-level="2"><text:bookmark-start text:name="__RefHeading___Toc469_918909501"/>Zielgruppe<text:bookmark-end text:name="__RefHeading___Toc469_918909501"/></text:h>
      <text:p text:style-name="P20">Zielgruppe dieses Dokuments sind Systemadministratoren, Webentwickler und Endanwender von UliCMS.</text:p>
      <text:h text:style-name="P39" text:outline-level="1"><text:bookmark-start text:name="__RefHeading___Toc177_1047507027"/>Übersicht der neuen Features<text:bookmark-end text:name="__RefHeading___Toc177_1047507027"/></text:h>
      <text:p text:style-name="P6"/>
      <text:p text:style-name="P6">Diese Version von UliCMS enthält alle Features die in UliCMS 9.8.0 enthalten waren, sowie die folgenden neuen Features.</text:p>
      <text:p text:style-name="P6"/>
      <text:list xml:id="list7330788055066800165" text:style-name="L1">
        <text:list-item>
          <text:p text:style-name="P34">Neues Standard-Design „2016“</text:p>
        </text:list-item>
        <text:list-item>
          <text:p text:style-name="P33">Option "Design für Mobilgeräte nicht auf Tablets verwenden" hinzugefügt</text:p>
        </text:list-item>
        <text:list-item>
          <text:p text:style-name="P33">CKEditor auf Version 4.5.5 aktualisiert</text:p>
        </text:list-item>
        <text:list-item>
          <text:p text:style-name="P33">Parameter $order zu den Funktionen menu() und get_menu() hinzugefügt</text:p>
        </text:list-item>
        <text:list-item>
          <text:p text:style-name="P33">Die Paketverwaltung überprüft nun die Paketquelle auf Aktualisierungen</text:p>
        </text:list-item>
        <text:list-item>
          <text:p text:style-name="P33">API-Funktion get_files() hinzugefügt</text:p>
        </text:list-item>
        <text:list-item>
          <text:p text:style-name="P35">API-Funktion initconfig() hinzugefügt</text:p>
        </text:list-item>
        <text:list-item>
          <text:p text:style-name="P37">Settings-Klasse hinzugefügt</text:p>
        </text:list-item>
        <text:list-item>
          <text:p text:style-name="P37">Template-Klasse hinzugefügt</text:p>
        </text:list-item>
        <text:list-item>
          <text:p text:style-name="P36">Es kann nun eine <text:span text:style-name="T11">Willkommensbotschaft</text:span> für das Loginformular festgelegt werden</text:p>
        </text:list-item>
      </text:list>
      <text:p text:style-name="Standard"/>
      <text:p text:style-name="P5"/>
      <text:h text:style-name="P40" text:outline-level="1"><text:bookmark-start text:name="__RefHeading___Toc179_1047507027"/>Detailbeschreibungen<text:bookmark-end text:name="__RefHeading___Toc179_1047507027"/></text:h>
      <text:p text:style-name="Text_20_body">Im Folgenden eine detailierte Beschreibung der neuen Features.</text:p>
      <text:h text:style-name="P49" text:outline-level="2"><text:bookmark-start text:name="__RefHeading___Toc596_1245377191"/>Neues Standard-Design<text:bookmark-end text:name="__RefHeading___Toc596_1245377191"/></text:h>
      <text:p text:style-name="P58">UliCMS 9.8.1 kommt mit dem neuen Standard-Design „2016“. Das alte Standard-Design „cleanblue“ wird aber weiterhin mit installiert.</text:p>
      <text:p text:style-name="P25">Das Design „2016“ hat die folgenden Eigenschaften:</text:p>
      <table:table table:name="Tabelle1" table:style-name="Tabelle1">
        <table:table-column table:style-name="Tabelle1.A"/>
        <table:table-column table:style-name="Tabelle1.B"/>
        <table:table-row>
          <table:table-cell table:style-name="Tabelle1.A1" office:value-type="string">
            <text:p text:style-name="P29">Menüs</text:p>
          </table:table-cell>
          <table:table-cell table:style-name="Tabelle1.B1" office:value-type="string">
            <text:p text:style-name="P29">Oben und Unten</text:p>
            <text:p text:style-name="P31">Das obere Menü ist ein Dropdown Menü mit einer Unterebene. Das unter Menü hat keine Unterebenen</text:p>
          </table:table-cell>
        </table:table-row>
        <table:table-row>
          <table:table-cell table:style-name="Tabelle1.A2" office:value-type="string">
            <text:p text:style-name="P30">Einstellungen</text:p>
          </table:table-cell>
          <table:table-cell table:style-name="Tabelle1.B2" office:value-type="string">
            <text:p text:style-name="P30">Alle Designeinstellungen von UliCMS werden unterstützt, darunter Farben, Schriftart und Schriftgröße</text:p>
          </table:table-cell>
        </table:table-row>
        <table:table-row>
          <table:table-cell table:style-name="Tabelle1.A2" office:value-type="string">
            <text:p text:style-name="P30">Mobiltauglich</text:p>
          </table:table-cell>
          <table:table-cell table:style-name="Tabelle1.B2" office:value-type="string">
            <text:p text:style-name="P30">„2016“ ist Mobiltauglich, es nutzt dafür HTML 5, CSS3 und SlickNav.</text:p>
            <text:p text:style-name="P30">Wenn die Anzeigefläche gleich oder kleiner als 830 ist, wechselt das Design in die mobile Ansicht.</text:p>
          </table:table-cell>
        </table:table-row>
        <table:table-row>
          <table:table-cell table:style-name="Tabelle1.A2" office:value-type="string">
            <text:p text:style-name="P32">Grafik</text:p>
          </table:table-cell>
          <table:table-cell table:style-name="Tabelle1.B2" office:value-type="string">
            <text:p text:style-name="P32">Die Header Grafik steht unter Public Domain.<text:line-break/>Sie kann jedoch leicht durch eine eigene Datei ausgetauscht werden. Einfach die header.jpg ersetzen.</text:p>
          </table:table-cell>
        </table:table-row>
      </table:table>
      <text:p text:style-name="P25"/>
      <text:p text:style-name="P26">Das Design „2016“ eignet sich wegen seiner Einfachheit als Basis für eigene Designs.</text:p>
      <text:p text:style-name="P26">Das Design ist unter dem Namen theme-2016 als Paket in der Paketquelle für UliCMS 9.8.x verfügbar.</text:p>
      <text:p text:style-name="P26">Für UliCMS 9.0.1 wird es zukünftig auch verfügbar sein.</text:p>
      <text:h text:style-name="P50" text:outline-level="2"/>
      <text:h text:style-name="P51" text:outline-level="2"><text:bookmark-start text:name="__RefHeading___Toc205_1047507027"/>Option "Design für Mobilgeräte nicht auf Tablets verwenden" hinzugefügt<text:bookmark-end text:name="__RefHeading___Toc205_1047507027"/></text:h>
      <text:p text:style-name="P8"><text:bookmark-start text:name="__RefHeading___Toc492_1047507027"/>Die Option „Design für Mobilgeräte nicht auf Tablets verwenden“ wurde unter <text:span text:style-name="T1">Einstellungen</text:span> &gt;<text:bookmark-end text:name="__RefHeading___Toc492_1047507027"/></text:p>
      <text:p text:style-name="P8"><text:bookmark-start text:name="__RefHeading___Toc494_1047507027"/><text:span text:style-name="T1">Design</text:span> hinzugefügt. <text:bookmark-end text:name="__RefHeading___Toc494_1047507027"/></text:p>
      <text:p text:style-name="P8"/>
      <text:p text:style-name="Text_20_body"><text:bookmark-start text:name="__RefHeading___Toc185_1047507027"/>Diese Option wird in der Datenbank als „no_mobile_design_on_tablet“ gespeichert.<text:line-break/>Wenn ein Datensatz mit diesem Key in der Datenbank existiert, ist die Option aktiviert, falls nicht, dann ist die Option nicht aktiviert.<text:bookmark-end text:name="__RefHeading___Toc185_1047507027"/></text:p>
      <text:p text:style-name="Text_20_body"><text:bookmark-start text:name="__RefHeading___Toc187_1047507027"/>Wenn diese Option aktiviert ist, behandelt UliCMS Tablets wie z.B. das iPad nicht mehr als mobiles Gerät.<text:bookmark-end text:name="__RefHeading___Toc187_1047507027"/></text:p>
      <text:p text:style-name="Text_20_body"><text:bookmark-start text:name="__RefHeading___Toc189_1047507027"/>Die Funktion is_mobile() gibt bei der Nutzung eines Tablets false zurück.<text:line-break/>Dies führt außerdem dazu, dass wenn ein „Design für Mobilgeräte“ festgelegt ist, auf einem Tablet stattdessen das normale Frontend-Design für PCs angezeigt wird.<text:bookmark-end text:name="__RefHeading___Toc189_1047507027"/></text:p>
      <text:h text:style-name="P47" text:outline-level="2"><text:bookmark-start text:name="__RefHeading___Toc191_1047507027"/>CKEditor aktualisiert<text:bookmark-end text:name="__RefHeading___Toc191_1047507027"/></text:h>
      <text:p text:style-name="Standard"><text:span text:style-name="T3">DIe</text:span> CKEditor <text:span text:style-name="T3">Komponente </text:span>wurde auf Version 4.5.5 aktualisiert.<text:line-break/>CKEditor dient zur einfachen Bearbeitung von HTML-Inhalten in UliCMS.</text:p>
      <text:p text:style-name="Standard">Mehr Informationen zu den Änderungen in dieser Version finden Sie unter <text:a xlink:type="simple" xlink:href="http://www.ckeditor.com/" text:style-name="Internet_20_link" text:visited-style-name="Visited_20_Internet_20_Link">www.ckeditor.com</text:a></text:p>
      <text:p text:style-name="Standard">Falls es nach der Durchführung des Upgrades auf UliCMS 9.8.1 zu Problemen mit dem Editor kommt, leeren Sie bitte Ihren Browsercache.</text:p>
      <text:h text:style-name="Heading_20_2" text:outline-level="2"><text:bookmark-start text:name="__RefHeading___Toc344_918909501"/>Parameter $order zu den Funktionen menu() und get_menu() hinzugefügt<text:bookmark-end text:name="__RefHeading___Toc344_918909501"/></text:h>
      <text:p text:style-name="P12">Der optionale Parameter $order wurde zu den Funktionen menu(), sowie get_menu() hinzugefügt.</text:p>
      <text:p text:style-name="P12">Dieser Parameter ermöglicht, anzugeben, nach welcher Datenbankspalte die Einträge im Menü sortiert werden sollen. <text:span text:style-name="T6">Der Standardwert für $order ist „position“.</text:span></text:p>
      <text:p text:style-name="P13">Mit folgendem <text:span text:style-name="T5">Befehlsaufruf</text:span> können beispielsweise die Menüeinträge des Menüs „produkte“ <text:span text:style-name="T4">aufsteigend </text:span>nach dem Seitentitel sortiert angezeigt werden.</text:p>
      <text:p text:style-name="P27">menu(<text:span text:style-name="T9">'</text:span>produkte<text:span text:style-name="T9">'</text:span>, null, true, <text:span text:style-name="T4">'title desc'</text:span>) </text:p>
      <text:h text:style-name="P53" text:outline-level="2"><text:bookmark-start text:name="__RefHeading___Toc378_918909501"/>Automatische Überprüfung auf Aktualisierungen für Pakete<text:bookmark-end text:name="__RefHeading___Toc378_918909501"/></text:h>
      <text:p text:style-name="P14">Die Paketverwaltung prüft nun, ob in der Paketquelle Aktualisierungen für die installierten <text:span text:style-name="T12">Pakete</text:span> verfügbar sind. Dabei wird die Versionsnummer des Pakets je nach Status in unterschiedlichen Farben angezeigt.</text:p>
      <text:p text:style-name="P14">Grün: Paket ist aktuell.</text:p>
      <text:p text:style-name="P14">Rot: Paket ist veraltet und muss aktualisiert werden.</text:p>
      <text:p text:style-name="P14">Schwarz: <text:span text:style-name="T7">Aktualisierungsstatus konnte nicht ermittelt werden</text:span></text:p>
      <text:h text:style-name="P56" text:outline-level="3"><text:bookmark-start text:name="__RefHeading___Toc386_918909501"/>Prüfung deaktivieren<text:bookmark-end text:name="__RefHeading___Toc386_918909501"/></text:h>
      <text:p text:style-name="P15">Sie können die hier beschriebene Prüfung auf Aktualisierungen deaktivieren in dem Sie unter <text:span text:style-name="T1">Einstellungen</text:span> &gt; <text:span text:style-name="T1">Expertenmodus</text:span> den Schlüssel <text:span text:style-name="T1">disable_package_update_check</text:span> mit einem beliebigen Wert anlegen.</text:p>
      <text:p text:style-name="P16">Um es anschließend wieder zu deaktivieren löschen Sie diesen Schlüssel einfach.</text:p>
      <text:h text:style-name="P45" text:outline-level="2"/>
      <text:h text:style-name="P43" text:outline-level="1"><text:bookmark-start text:name="__RefHeading___Toc648_186667376"/>Neue Funktionen und Klassen<text:bookmark-end text:name="__RefHeading___Toc648_186667376"/></text:h>
      <text:h text:style-name="Heading_20_2" text:outline-level="2"><text:bookmark-start text:name="__RefHeading___Toc581_1596493243"/>API-Funktion initconfig($key, $value) hinzugefügt<text:bookmark-end text:name="__RefHeading___Toc581_1596493243"/></text:h>
      <text:p text:style-name="P23">Die API-Funktion initconfig() wurde hinzugefügt.<text:line-break/>Diese Funktion legt die Konfigurationseinstellung $key mit dem Wert $value an.<text:line-break/>Hier bei ist zu beachten, dass $value vorher mit db_escape() maskiert werden muss, <text:span text:style-name="T13">um SQL-Injections zu vermeiden</text:span>.</text:p>
      <text:p text:style-name="P23">Wenn die Konfigurationseinstellung $key bereits existiert, so wird diese nicht überschrieben.<text:line-break/>Das ist der einzige Unterschied zwischen initconfig() und setconfig().</text:p>
      <text:p text:style-name="P24">Die Funktion gibt <text:span text:style-name="T1">true</text:span> zurück, wenn die Einstellung angelegt wurde.<text:line-break/>Wenn die Einstellung <text:span text:style-name="T15">$key </text:span>bereits existiert wird <text:span text:style-name="T1">false</text:span> zurückgegeben.</text:p>
      <text:h text:style-name="P52" text:outline-level="2"><text:bookmark-start text:name="__RefHeading___Toc437_918909501"/>API-Funktion get_files(<text:span text:style-name="T14">$root_dir</text:span>) hinzugefügt<text:bookmark-end text:name="__RefHeading___Toc437_918909501"/></text:h>
      <text:p text:style-name="P10">Die API Funktion get_files wurde hinzugefügt.<text:line-break/>Die Funktion hat den Parameter $root_dir.</text:p>
      <text:p text:style-name="P10">Die Funktion gibt eine Liste aller Dateien in $root_dir und den Unterordnern von $root_dir als Array zurück. Die Ordner sind nicht in der Rückgabe enthalten..</text:p>
      <text:p text:style-name="P10">Die Pfade sind relativ zu $root_dir.</text:p>
      <text:p text:style-name="P10"/>
      <text:p text:style-name="P10">Ein Beispielaufruf:</text:p>
      <text:p text:style-name="P10"/>
      <text:p text:style-name="Preformatted_20_Text">&lt;?php </text:p>
      <text:p text:style-name="Preformatted_20_Text">include_once "init.php";</text:p>
      <text:p text:style-name="Preformatted_20_Text">$files = get_files(ULICMS_ROOT."/content/modules");</text:p>
      <text:p text:style-name="Preformatted_20_Text">var_dump($files);</text:p>
      <text:p text:style-name="P10"/>
      <text:p text:style-name="P10">Gibt bei einem frisch installierten System folgendes aus:</text:p>
      <text:p text:style-name="P10"/>
      <text:p text:style-name="Preformatted_20_Text">array(32) {</text:p>
      <text:p text:style-name="Preformatted_20_Text"><text:s text:c="2"/>[0]=&gt;</text:p>
      <text:p text:style-name="Preformatted_20_Text"><text:s text:c="2"/>string(27) "fortune/cookies/de/computer"</text:p>
      <text:p text:style-name="Preformatted_20_Text"><text:s text:c="2"/>[1]=&gt;</text:p>
      <text:p text:style-name="Preformatted_20_Text"><text:s text:c="2"/>string(27) "fortune/cookies/de/gedichte"</text:p>
      <text:p text:style-name="Preformatted_20_Text"><text:s text:c="2"/>[2]=&gt;</text:p>
      <text:p text:style-name="Preformatted_20_Text"><text:s text:c="2"/>string(26) "fortune/cookies/de/gesetze"</text:p>
      <text:p text:style-name="Preformatted_20_Text"><text:s text:c="2"/>[3]=&gt;</text:p>
      <text:p text:style-name="Preformatted_20_Text"><text:s text:c="2"/>string(30) "fortune/cookies/de/letzteworte"</text:p>
      <text:p text:style-name="Preformatted_20_Text"><text:s text:c="2"/>[4]=&gt;</text:p>
      <text:p text:style-name="Preformatted_20_Text"><text:s text:c="2"/>string(21) "fortune/cookies/de/ms"</text:p>
      <text:p text:style-name="Preformatted_20_Text"><text:s text:c="2"/>[5]=&gt;</text:p>
      <text:p text:style-name="Preformatted_20_Text"><text:s text:c="2"/>string(25) "fortune/cookies/de/murphy"</text:p>
      <text:p text:style-name="Preformatted_20_Text"><text:s text:c="2"/>[6]=&gt;</text:p>
      <text:p text:style-name="Preformatted_20_Text"><text:s text:c="2"/>string(24) "fortune/cookies/de/namen"</text:p>
      <text:p text:style-name="Preformatted_20_Text"><text:s text:c="2"/>[7]=&gt;</text:p>
      <text:p text:style-name="Preformatted_20_Text"><text:s text:c="2"/>string(23) "fortune/cookies/de/quiz"</text:p>
      <text:p text:style-name="Preformatted_20_Text"><text:s text:c="2"/>[8]=&gt;</text:p>
      <text:p text:style-name="Preformatted_20_Text"><text:s text:c="2"/>string(25) "fortune/cookies/de/regeln"</text:p>
      <text:p text:style-name="Preformatted_20_Text"><text:s text:c="2"/>[9]=&gt;</text:p>
      <text:p text:style-name="Preformatted_20_Text"><text:s text:c="2"/>string(38) "fortune/cookies/de/sicherheitshinweise"</text:p>
      <text:p text:style-name="Preformatted_20_Text"><text:s text:c="2"/>[10]=&gt;</text:p>
      <text:p text:style-name="Preformatted_20_Text"><text:s text:c="2"/>string(30) "fortune/cookies/de/sprichworte"</text:p>
      <text:p text:style-name="Preformatted_20_Text"><text:s text:c="2"/>[11]=&gt;</text:p>
      <text:p text:style-name="Preformatted_20_Text"><text:s text:c="2"/>string(31) "fortune/cookies/de/sprichwortev"</text:p>
      <text:p text:style-name="Preformatted_20_Text"><text:s text:c="2"/>[12]=&gt;</text:p>
      <text:p text:style-name="Preformatted_20_Text"><text:s text:c="2"/>string(27) "fortune/cookies/de/sprueche"</text:p>
      <text:p text:style-name="Preformatted_20_Text"><text:s text:c="2"/>[13]=&gt;</text:p>
      <text:p text:style-name="Preformatted_20_Text"><text:s text:c="2"/>string(30) "fortune/cookies/de/stilblueten"</text:p>
      <text:p text:style-name="Preformatted_20_Text"><text:s text:c="2"/>[14]=&gt;</text:p>
      <text:p text:style-name="Preformatted_20_Text"><text:s text:c="2"/>string(23) "fortune/cookies/de/tips"</text:p>
      <text:p text:style-name="Preformatted_20_Text"><text:s text:c="2"/>[15]=&gt;</text:p>
      <text:p text:style-name="Preformatted_20_Text"><text:s text:c="2"/>string(24) "fortune/cookies/de/unfug"</text:p>
      <text:p text:style-name="Preformatted_20_Text"><text:s text:c="2"/>[16]=&gt;</text:p>
      <text:p text:style-name="Preformatted_20_Text"><text:s text:c="2"/>string(27) "fortune/cookies/de/vornamen"</text:p>
      <text:p text:style-name="Preformatted_20_Text"><text:s text:c="2"/>[17]=&gt;</text:p>
      <text:p text:style-name="Preformatted_20_Text"><text:s text:c="2"/>string(30) "fortune/cookies/de/warmduscher"</text:p>
      <text:p text:style-name="Preformatted_20_Text"><text:s text:c="2"/>[18]=&gt;</text:p>
      <text:p text:style-name="Preformatted_20_Text"><text:s text:c="2"/>string(24) "fortune/cookies/de/witze"</text:p>
      <text:p text:style-name="Preformatted_20_Text"><text:s text:c="2"/>[19]=&gt;</text:p>
      <text:p text:style-name="Preformatted_20_Text"><text:s text:c="2"/>string(29) "fortune/cookies/de/wusstensie"</text:p>
      <text:p text:style-name="Preformatted_20_Text"><text:soft-page-break/><text:s text:c="2"/>[20]=&gt;</text:p>
      <text:p text:style-name="Preformatted_20_Text"><text:s text:c="2"/>string(25) "fortune/cookies/de/zitate"</text:p>
      <text:p text:style-name="Preformatted_20_Text"><text:s text:c="2"/>[21]=&gt;</text:p>
      <text:p text:style-name="Preformatted_20_Text"><text:s text:c="2"/>string(27) "fortune/cookies/en/fortunes"</text:p>
      <text:p text:style-name="Preformatted_20_Text"><text:s text:c="2"/>[22]=&gt;</text:p>
      <text:p text:style-name="Preformatted_20_Text"><text:s text:c="2"/>string(36) "fortune/fortune_accordion_layout.php"</text:p>
      <text:p text:style-name="Preformatted_20_Text"><text:s text:c="2"/>[23]=&gt;</text:p>
      <text:p text:style-name="Preformatted_20_Text"><text:s text:c="2"/>string(27) "fortune/fortune_lang_de.php"</text:p>
      <text:p text:style-name="Preformatted_20_Text"><text:s text:c="2"/>[24]=&gt;</text:p>
      <text:p text:style-name="Preformatted_20_Text"><text:s text:c="2"/>string(27) "fortune/fortune_lang_en.php"</text:p>
      <text:p text:style-name="Preformatted_20_Text"><text:s text:c="2"/>[25]=&gt;</text:p>
      <text:p text:style-name="Preformatted_20_Text"><text:s text:c="2"/>string(23) "fortune/fortune_lib.php"</text:p>
      <text:p text:style-name="Preformatted_20_Text"><text:s text:c="2"/>[26]=&gt;</text:p>
      <text:p text:style-name="Preformatted_20_Text"><text:s text:c="2"/>string(24) "fortune/fortune_main.php"</text:p>
      <text:p text:style-name="Preformatted_20_Text"><text:s text:c="2"/>[27]=&gt;</text:p>
      <text:p text:style-name="Preformatted_20_Text"><text:s text:c="2"/>string(36) "fortune/fortune_register_actions.php"</text:p>
      <text:p text:style-name="Preformatted_20_Text"><text:s text:c="2"/>[28]=&gt;</text:p>
      <text:p text:style-name="Preformatted_20_Text"><text:s text:c="2"/>string(21) "fortune/metadata.json"</text:p>
      <text:p text:style-name="Preformatted_20_Text"><text:s text:c="2"/>[29]=&gt;</text:p>
      <text:p text:style-name="Preformatted_20_Text"><text:s text:c="2"/>string(24) "fortune/show_fortune.php"</text:p>
      <text:p text:style-name="Preformatted_20_Text"><text:s text:c="2"/>[30]=&gt;</text:p>
      <text:p text:style-name="Preformatted_20_Text"><text:s text:c="2"/>string(25) "pfbc_sample/metadata.json"</text:p>
      <text:p text:style-name="Preformatted_20_Text"><text:s text:c="2"/>[31]=&gt;</text:p>
      <text:p text:style-name="Preformatted_20_Text"><text:s text:c="2"/>string(32) "pfbc_sample/pfbc_sample_main.php"</text:p>
      <text:p text:style-name="Preformatted_20_Text">}</text:p>
      <text:p text:style-name="P9"/>
      <text:h text:style-name="P48" text:outline-level="2"/>
      <text:h text:style-name="P54" text:outline-level="2"><text:bookmark-start text:name="__RefHeading___Toc650_186667376"/>Objekte<text:bookmark-end text:name="__RefHeading___Toc650_186667376"/></text:h>
      <text:h text:style-name="Heading_20_3" text:outline-level="3"><text:bookmark-start text:name="__RefHeading___Toc652_186667376"/>Settings-Klasse hinzugefügt<text:bookmark-end text:name="__RefHeading___Toc652_186667376"/></text:h>
      <text:p text:style-name="P59">Die Klasse <text:span text:style-name="T1">Settings</text:span> wurde hinzugefügt, diese soll zukünftig alle globalen *config Funktionen ersetzen. Sie enthälten die folgenden statischen Funktionen:</text:p>
      <text:p text:style-name="P60">Settings::register($key, $value)<text:line-break/>Settings::init($key, $value)</text:p>
      <text:p text:style-name="P59">Equivalent zu <text:span text:style-name="T16">initconfig()</text:span></text:p>
      <text:p text:style-name="P59"><text:span text:style-name="T1"/></text:p>
      <text:p text:style-name="P60">Settings::get($key)</text:p>
      <text:p text:style-name="P59">Equivalent zu <text:span text:style-name="T16">setconfig()</text:span></text:p>
      <text:p text:style-name="P59"><text:span text:style-name="T1"/></text:p>
      <text:p text:style-name="P60">Settings::set($key, $value)</text:p>
      <text:p text:style-name="P59">Equivalent zu <text:span text:style-name="T1">setconfig()</text:span><text:line-break/>Achtung!<text:line-break/>Diese Funktion unterscheidet sich im Verhalten von setconfig().<text:line-break/>$value wird automatisch maskiert, um SQL Injections zu vermeiden.<text:line-break/>Ein vorheriges maskieren von $value mit db_escape() führt zu doppelter Maskierung.</text:p>
      <text:p text:style-name="P60">Settings::output($key)</text:p>
      <text:p text:style-name="P59">Einstellung $key ausgeben.<text:line-break/>Achtung!<text:line-break/>Die Funktion ist anfällig gegen XSS.<text:line-break/>Stattdessen bitte Settings::outputEscaped($key) verwenden.</text:p>
      <text:p text:style-name="P60">Settings::outputEscaped($key)</text:p>
      <text:p text:style-name="P62">Wie <text:span text:style-name="T16">Settings::output($key) </text:span>mit dem Unterschied, dass HTML-Tags und Anführungszeichen zuvor maskiert werden.</text:p>
      <text:p text:style-name="P60">Settings::getLang($key, $language)</text:p>
      <text:p text:style-name="P59">Equivalent zu get_lang_config($key, $language).</text:p>
      <text:p text:style-name="P60">Settings::delete($key)</text:p>
      <text:p text:style-name="P59">Equivalent zu deleteconfig().</text:p>
      <text:h text:style-name="P57" text:outline-level="3"><text:bookmark-start text:name="__RefHeading___Toc654_186667376"/>Template-Klasse hinzugefügt<text:bookmark-end text:name="__RefHeading___Toc654_186667376"/></text:h>
      <text:p text:style-name="P62">Die <text:span text:style-name="T1">Template</text:span> Klasse wurde hinzugefügt. Sie soll zukünftig die globalen Funktionen in der Datei <text:span text:style-name="T16">templating.php</text:span> ersetzen.</text:p>
      <text:p text:style-name="P62">Die Klassen aus der Datei templating.php sollen nach und nach in diese Klasse verschoben werden.</text:p>
      <text:p text:style-name="P62">Die Template-Klasse hat bisher die folgenden Funktionen.</text:p>
      <text:p text:style-name="P61">Template::executeModuleTemplate($module, $template)</text:p>
      <text:p text:style-name="P63">Bindet ein <text:span text:style-name="T16">Template</text:span> eines Moduls ein. Das Modul muss einen Unterordner „templates“ haben in dem sich eine gleichnamige PHP-Datei befindet. Es ist jedoch möglich, das Template durch ein eigenes zu ersetzen. In dem man im Ordner seines Themes einen Unterordner, der so wie das Modul heißt erstellt. Sofern ein Template mit dem Namen $template vorhanden ist, wird dieses statt dem Standard-Template des Moduls eingebunden.</text:p>
      <text:p text:style-name="P63">Original Template Pfad:<text:line-break/>ULICMS_ROOT/content/modules/$module/templates/$template.php</text:p>
      <text:p text:style-name="P63">Eigener Template Pfad</text:p>
      <text:p text:style-name="P63">ULICMS_ROOT/content/templates/$theme/$module/$template.php</text:p>
      <text:p text:style-name="P63"/>
      <text:h text:style-name="P46" text:outline-level="2"/>
      <text:h text:style-name="P55" text:outline-level="2"><text:bookmark-start text:name="__RefHeading___Toc556_1663632797"/><text:span text:style-name="T11">Willkommensbotschaft</text:span> für das Loginformular<text:bookmark-end text:name="__RefHeading___Toc556_1663632797"/></text:h>
      <text:p text:style-name="P21">Es kann nun eine <text:span text:style-name="T11">Willkommensbotschaft</text:span> für das Loginformular festgelegt werden, <text:span text:style-name="T10">durch das Setzen der Konfigurationseinstellung </text:span><text:span text:style-name="T2">login_welcome_tex</text:span><text:span text:style-name="T10">t in dem Expertenmodus der Einstellungen.</text:span></text:p>
      <text:p text:style-name="P22">Das definieren eines Textes ist auch für mehrere Sprachen möglich, in dem man Einstellungen mit dem Sprachcode am Ende anlegt.<text:line-break/>Beispielsweise:<text:line-break/>login_welcome_text_de<text:line-break/>login_welcome_text_en<text:line-break/>login_welcome_text_fr</text:p>
      <text:h text:style-name="P42" text:outline-level="1"><text:bookmark-start text:name="__RefHeading___Toc439_918909501"/>Änderungen der Datenbankstruktur<text:bookmark-end text:name="__RefHeading___Toc439_918909501"/></text:h>
      <text:p text:style-name="P17">In dieser Version wurden keine Änderungen an der Datenbank vorgenommen.</text:p>
      <text:p text:style-name="P18">Das update-Skript <text:span text:style-name="T8">im Upgrade-Paket </text:span>dient lediglich dazu, die Liste der installed_patches zurückzusetzen.</text:p>
      <text:h text:style-name="Heading_20_1" text:outline-level="1"><text:bookmark-start text:name="__RefHeading___Toc453_918909501"/>Änderungen der API<text:bookmark-end text:name="__RefHeading___Toc453_918909501"/></text:h>
      <text:p text:style-name="P19">Es wurden die weiter oben in dieser Dokumentation genannten API-Funktionen hinzugefügt.<text:line-break/>Diese Version von UliCMS enthält keine Änderungen, die die Kompatiblität brechen könnten.<text:line-break/>Alle Module und Themes die unter UliCMS 9.8.0 funktionieren, werden auch unter UliCMS 9.8.1 funktional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end" style:justify-single-word="false"/>
      <style:text-properties officeooo:rsid="0002d659" officeooo:paragraph-rsid="00398abe"/>
    </style:style>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footer>
        <text:p text:style-name="MP2">Stand: <text:date style:data-style-name="N36" text:date-value="2015-12-18T18:03:23.957000118">18.12.2015</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H37M23S</meta:editing-duration>
    <meta:editing-cycles>74</meta:editing-cycles>
    <meta:generator>LibreOffice/4.4.6.3$Windows_x86 LibreOffice_project/e8938fd3328e95dcf59dd64e7facd2c7d67c704d</meta:generator>
    <dc:date>2015-12-18T18:03:23.917000000</dc:date>
    <meta:document-statistic meta:table-count="1" meta:image-count="1" meta:object-count="0" meta:page-count="13" meta:paragraph-count="195" meta:word-count="1244" meta:character-count="10552" meta:non-whitespace-character-count="9382"/>
  </office:meta>
</office:document-meta>
</file>